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, serif, EmojiFont"/>
    <style:font-face style:name="Calibri" svg:font-family="Calibri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f1cd" officeooo:paragraph-rsid="0006f1cd"/>
    </style:style>
    <style:style style:name="P2" style:family="paragraph" style:parent-style-name="Standard">
      <style:text-properties officeooo:rsid="0007e0f4" officeooo:paragraph-rsid="0007e0f4"/>
    </style:style>
    <style:style style:name="P3" style:family="paragraph" style:parent-style-name="Standard">
      <style:text-properties officeooo:rsid="0007e0f4" officeooo:paragraph-rsid="000d65d2"/>
    </style:style>
    <style:style style:name="P4" style:family="paragraph" style:parent-style-name="Standard">
      <style:text-properties officeooo:rsid="0007e0f4" officeooo:paragraph-rsid="00201724"/>
    </style:style>
    <style:style style:name="P5" style:family="paragraph" style:parent-style-name="Standard">
      <style:text-properties officeooo:rsid="000c2949" officeooo:paragraph-rsid="000c2949"/>
    </style:style>
    <style:style style:name="P6" style:family="paragraph" style:parent-style-name="Standard">
      <style:text-properties officeooo:rsid="000cfc49" officeooo:paragraph-rsid="000cfc49"/>
    </style:style>
    <style:style style:name="P7" style:family="paragraph" style:parent-style-name="Standard">
      <style:text-properties officeooo:rsid="000d65d2" officeooo:paragraph-rsid="000d65d2"/>
    </style:style>
    <style:style style:name="P8" style:family="paragraph" style:parent-style-name="Standard">
      <style:text-properties officeooo:rsid="000d65d2" officeooo:paragraph-rsid="00201724"/>
    </style:style>
    <style:style style:name="P9" style:family="paragraph" style:parent-style-name="Standard">
      <style:text-properties officeooo:rsid="00130134" officeooo:paragraph-rsid="00130134"/>
    </style:style>
    <style:style style:name="P10" style:family="paragraph" style:parent-style-name="Standard">
      <style:text-properties officeooo:rsid="00147345" officeooo:paragraph-rsid="00147345"/>
    </style:style>
    <style:style style:name="P11" style:family="paragraph" style:parent-style-name="Standard">
      <style:text-properties fo:font-weight="bold" officeooo:rsid="00147345" officeooo:paragraph-rsid="00147345" style:font-weight-asian="bold" style:font-weight-complex="bold"/>
    </style:style>
    <style:style style:name="P12" style:family="paragraph" style:parent-style-name="Standard">
      <style:text-properties fo:font-weight="bold" officeooo:rsid="0007e0f4" officeooo:paragraph-rsid="0007e0f4" style:font-weight-asian="bold" style:font-weight-complex="bold"/>
    </style:style>
    <style:style style:name="P13" style:family="paragraph" style:parent-style-name="Standard">
      <style:text-properties fo:font-weight="bold" officeooo:rsid="0018a027" officeooo:paragraph-rsid="0018a027" style:font-weight-asian="bold" style:font-weight-complex="bold"/>
    </style:style>
    <style:style style:name="P14" style:family="paragraph" style:parent-style-name="Standard">
      <style:text-properties fo:font-weight="bold" officeooo:rsid="002748c2" officeooo:paragraph-rsid="002748c2" style:font-weight-asian="bold" style:font-weight-complex="bold"/>
    </style:style>
    <style:style style:name="P15" style:family="paragraph" style:parent-style-name="Standard">
      <style:text-properties fo:font-weight="bold" officeooo:rsid="0006f1cd" officeooo:paragraph-rsid="0006f1cd" style:font-weight-asian="bold" style:font-weight-complex="bold"/>
    </style:style>
    <style:style style:name="P16" style:family="paragraph" style:parent-style-name="Standard">
      <style:text-properties officeooo:rsid="001f0546" officeooo:paragraph-rsid="001f0546"/>
    </style:style>
    <style:style style:name="P17" style:family="paragraph" style:parent-style-name="Standard">
      <style:text-properties officeooo:rsid="00201724" officeooo:paragraph-rsid="00201724"/>
    </style:style>
    <style:style style:name="P18" style:family="paragraph" style:parent-style-name="Standard">
      <style:text-properties officeooo:rsid="002748c2" officeooo:paragraph-rsid="002748c2"/>
    </style:style>
    <style:style style:name="P19" style:family="paragraph" style:parent-style-name="Standard">
      <style:text-properties officeooo:paragraph-rsid="002748c2"/>
    </style:style>
    <style:style style:name="P20" style:family="paragraph" style:parent-style-name="Standard">
      <style:text-properties officeooo:rsid="003136e2" officeooo:paragraph-rsid="003136e2"/>
    </style:style>
    <style:style style:name="P21" style:family="paragraph" style:parent-style-name="Standard">
      <style:text-properties fo:font-weight="normal" officeooo:rsid="003136e2" officeooo:paragraph-rsid="003136e2" style:font-weight-asian="normal" style:font-weight-complex="normal"/>
    </style:style>
    <style:style style:name="P22" style:family="paragraph" style:parent-style-name="Standard">
      <style:text-properties fo:font-weight="normal" officeooo:rsid="003786f9" officeooo:paragraph-rsid="003786f9" style:font-weight-asian="normal" style:font-weight-complex="normal"/>
    </style:style>
    <style:style style:name="P23" style:family="paragraph" style:parent-style-name="Standard">
      <style:text-properties fo:font-weight="normal" officeooo:rsid="0039285b" officeooo:paragraph-rsid="0039285b" style:font-weight-asian="normal" style:font-weight-complex="normal"/>
    </style:style>
    <style:style style:name="P24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0000" style:font-name="Arial" fo:font-size="11pt"/>
    </style:style>
    <style:style style:name="P25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000000" style:font-name="Arial" fo:font-size="11pt" officeooo:paragraph-rsid="00201724"/>
    </style:style>
    <style:style style:name="P26" style:family="paragraph" style:parent-style-name="Text_20_body">
      <style:text-properties fo:font-weight="bold" officeooo:rsid="002c0f68" officeooo:paragraph-rsid="002c0f68" style:font-weight-asian="bold" style:font-weight-complex="bold"/>
    </style:style>
    <style:style style:name="P27" style:family="paragraph" style:parent-style-name="Text_20_body">
      <style:text-properties fo:font-weight="bold" officeooo:rsid="003238dd" officeooo:paragraph-rsid="003238dd" style:font-weight-asian="bold" style:font-weight-complex="bold"/>
    </style:style>
    <style:style style:name="P28" style:family="paragraph" style:parent-style-name="Text_20_body">
      <style:text-properties fo:font-weight="normal" officeooo:rsid="002c0f68" officeooo:paragraph-rsid="002c0f68" style:font-weight-asian="normal" style:font-weight-complex="normal"/>
    </style:style>
    <style:style style:name="P29" style:family="paragraph" style:parent-style-name="Text_20_body">
      <style:text-properties fo:font-weight="normal" officeooo:rsid="003238dd" officeooo:paragraph-rsid="003238dd" style:font-weight-asian="normal" style:font-weight-complex="normal"/>
    </style:style>
    <style:style style:name="P30" style:family="paragraph" style:parent-style-name="Text_20_body">
      <style:text-properties fo:font-weight="normal" officeooo:rsid="003238dd" officeooo:paragraph-rsid="003bf473" style:font-weight-asian="normal" style:font-weight-complex="normal"/>
    </style:style>
    <style:style style:name="P31" style:family="paragraph" style:parent-style-name="Text_20_body">
      <style:text-properties officeooo:paragraph-rsid="003bf473"/>
    </style:style>
    <style:style style:name="P32" style:family="paragraph" style:parent-style-name="Standard">
      <style:text-properties officeooo:rsid="003ce0f2" officeooo:paragraph-rsid="003ce0f2"/>
    </style:style>
    <style:style style:name="P33" style:family="paragraph" style:parent-style-name="Standard">
      <style:text-properties officeooo:rsid="000cfc49" officeooo:paragraph-rsid="000cfc49"/>
    </style:style>
    <style:style style:name="P34" style:family="paragraph" style:parent-style-name="Standard">
      <style:text-properties officeooo:rsid="003e55fd" officeooo:paragraph-rsid="003e55f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8a027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bccb6" style:font-weight-asian="normal" style:font-weight-complex="normal"/>
    </style:style>
    <style:style style:name="T5" style:family="text">
      <style:text-properties fo:font-weight="normal" officeooo:rsid="003bf473" style:font-weight-asian="normal" style:font-weight-complex="normal"/>
    </style:style>
    <style:style style:name="T6" style:family="text">
      <style:text-properties officeooo:rsid="00201724"/>
    </style:style>
    <style:style style:name="T7" style:family="text">
      <style:text-properties officeooo:rsid="000d65d2"/>
    </style:style>
    <style:style style:name="T8" style:family="text">
      <style:text-properties officeooo:rsid="002748c2"/>
    </style:style>
    <style:style style:name="T9" style:family="text">
      <style:text-properties fo:font-variant="normal" fo:text-transform="none" fo:color="#212121" style:font-name="Calibri" fo:font-size="10.5pt" fo:letter-spacing="normal" fo:font-style="normal" fo:font-weight="normal"/>
    </style:style>
    <style:style style:name="T10" style:family="text">
      <style:text-properties officeooo:rsid="0027f7b5"/>
    </style:style>
    <style:style style:name="T11" style:family="text">
      <style:text-properties officeooo:rsid="003fec0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text:span text:style-name="T1">sudo update-alternatives --set php /usr/bin/php5.6 – </text:span><text:span text:style-name="T3">Change the php version</text:span></text:p>
      <text:p text:style-name="P32"><text:span text:style-name="T1"/></text:p>
      <text:p text:style-name="P20"><text:span text:style-name="T1">sudo systemctl restart network-manager –</text:span><text:span text:style-name="T3"> command run to get wifi connection</text:span></text:p>
      <text:p text:style-name="P21"/>
      <text:p text:style-name="P22">sudo chown www-data:www-data favicon1.png logo.svg – permision change</text:p>
      <text:p text:style-name="P22"/>
      <text:p text:style-name="P23">sudo mv favicon1.png /var/www/getedufront-wp/wp-content/themes/edufront/images – moving file</text:p>
      <text:p text:style-name="P15"/>
      <text:p text:style-name="P1"><text:span text:style-name="T1">NPAT</text:span>:VaishnaviRamesh , psw:sonyraghu16</text:p>
      <text:p text:style-name="P1"/>
      <text:p text:style-name="P1">Wordpress:Vaishnavi , psw:sonyraghu16</text:p>
      <text:p text:style-name="P1"/>
      <text:p text:style-name="P1"><text:span text:style-name="T1">github</text:span>:VaishnaviRati psw:sonyraghu16 – <text:span text:style-name="T2">old emil id (</text:span><text:a xlink:type="simple" xlink:href="mailto:vaishnavi.r@compaassites.net" text:style-name="Internet_20_link" text:visited-style-name="Visited_20_Internet_20_Link"><text:span text:style-name="T2">vaishnavi.r@compaassites.net</text:span></text:a><text:span text:style-name="T2">)</text:span></text:p>
      <text:p text:style-name="P1"/>
      <text:p text:style-name="P13">bitbucket : <text:span text:style-name="T3">Vaishnavi R psw:</text:span><text:a xlink:type="simple" xlink:href="mailto:sonyraghu@16" text:style-name="Internet_20_link" text:visited-style-name="Visited_20_Internet_20_Link"><text:span text:style-name="T3">sonyraghu@16</text:span></text:a><text:span text:style-name="T3"> </text:span><text:span text:style-name="T4">username: Vaishnavi_Ramesh</text:span></text:p>
      <text:p text:style-name="P1"/>
      <text:p text:style-name="P12">Datai :</text:p>
      <text:p text:style-name="P2">1. <text:a xlink:type="simple" xlink:href="http://staging.datai.ch/" text:style-name="Internet_20_link" text:visited-style-name="Visited_20_Internet_20_Link">http://staging.datai.ch/</text:a></text:p>
      <text:p text:style-name="P2">Username : Datai</text:p>
      <text:p text:style-name="P2">Password : <text:a xlink:type="simple" xlink:href="mailto:Compass@123" text:style-name="Internet_20_link" text:visited-style-name="Visited_20_Internet_20_Link">Compass@123</text:a></text:p>
      <text:p text:style-name="P2"/>
      <text:p text:style-name="P2">2.<text:a xlink:type="simple" xlink:href="https://datai.ch/" text:style-name="Internet_20_link" text:visited-style-name="Visited_20_Internet_20_Link">https://datai.ch/</text:a></text:p>
      <text:p text:style-name="P2">Username : Datai</text:p>
      <text:p text:style-name="P2">Password : <text:a xlink:type="simple" xlink:href="mailto:Compass@123" text:style-name="Internet_20_link" text:visited-style-name="Visited_20_Internet_20_Link">Compass@123</text:a></text:p>
      <text:p text:style-name="P2"/>
      <text:p text:style-name="P2">3.<text:a xlink:type="simple" xlink:href="https://www.getdatai.com/" text:style-name="Internet_20_link" text:visited-style-name="Visited_20_Internet_20_Link">https://www.getdatai.com/</text:a></text:p>
      <text:p text:style-name="P2">Username : Datai</text:p>
      <text:p text:style-name="P2">Password : <text:a xlink:type="simple" xlink:href="mailto:Compass@123" text:style-name="Internet_20_link" text:visited-style-name="Visited_20_Internet_20_Link">Compass@123</text:a></text:p>
      <text:p text:style-name="P2"/>
      <text:p text:style-name="P9">4. <text:span text:style-name="T1">Datai FTP Credential</text:span></text:p>
      <text:p text:style-name="P16">/home/COMPASSITES/ce1033/code/Datai/wp-content/themes/datai-compass/page-templates/</text:p>
      <text:p text:style-name="P9">1. Download core ftp</text:p>
      <text:p text:style-name="Standard">2. Host: <text:bookmark text:name="LPlnk694155"/><text:a xlink:type="simple" xlink:href="ftp://ftp.odondo.com/" text:style-name="Internet_20_link" text:visited-style-name="Visited_20_Internet_20_Link">ftp.odondo.com</text:a></text:p>
      <text:p text:style-name="Standard">3. username: <text:a xlink:type="simple" xlink:href="mailto:staging@odondo.com" text:style-name="Internet_20_link" text:visited-style-name="Visited_20_Internet_20_Link">staging@odondo.com</text:a></text:p>
      <text:p text:style-name="Standard">4. Password: St@g!n5$    </text:p>
      <text:p text:style-name="Standard">5. port: 21</text:p>
      <text:p text:style-name="Standard"/>
      <text:p text:style-name="P12">Mplatform :</text:p>
      <text:p text:style-name="P2">1.<text:a xlink:type="simple" xlink:href="http://mplatform.ch/staging/" text:style-name="Internet_20_link" text:visited-style-name="Visited_20_Internet_20_Link">http://mplatform.ch/staging/</text:a></text:p>
      <text:p text:style-name="P2">Username : mPlatform</text:p>
      <text:p text:style-name="P2">Password : mplatform</text:p>
      <text:p text:style-name="P2"/>
      <text:p text:style-name="P8">2.<text:span text:style-name="T6">http://mplatform.ch/staging/</text:span></text:p>
      <text:p text:style-name="P7">/var/www/mplatform.ch/public_html/staging</text:p>
      <text:p text:style-name="P24">IP: 91.205.173.151</text:p>
      <text:p text:style-name="P24">User: root</text:p>
      <text:p text:style-name="P24">Password: IyXqPjV5euBlB6G8</text:p>
      <text:p text:style-name="P7"/>
      <text:p text:style-name="P3">Username : mPlatform</text:p>
      <text:p text:style-name="P3">Password : mplatform</text:p>
      <text:p text:style-name="P3"/>
      <text:p text:style-name="P17">3<text:span text:style-name="T7">.</text:span><text:a xlink:type="simple" xlink:href="http://staging.mplatform.ch/" text:style-name="Internet_20_link" text:visited-style-name="Visited_20_Internet_20_Link"><text:span text:style-name="T7">http://staging.mplatform.ch/</text:span></text:a></text:p>
      <text:p text:style-name="P17"><text:soft-page-break/>/var/www/mplatform.ch/staging/wp-content/themes/</text:p>
      <text:p text:style-name="P25">IP: 91.205.173.151</text:p>
      <text:p text:style-name="P25">User: root</text:p>
      <text:p text:style-name="P25">Password: IyXqPjV5euBlB6G8</text:p>
      <text:p text:style-name="P8"/>
      <text:p text:style-name="P4">Username : mPlatform</text:p>
      <text:p text:style-name="P4">Password : mplatform</text:p>
      <text:p text:style-name="P3"/>
      <text:p text:style-name="P5">* ) <text:span text:style-name="T1">Adranalin</text:span></text:p>
      <text:p text:style-name="P5"/>
      <text:p text:style-name="P5"><text:a xlink:type="simple" xlink:href="https://hrcloud.myadrenalin.com/Adrenalin/" text:style-name="Internet_20_link" text:visited-style-name="Visited_20_Internet_20_Link">https://hrcloud.myadrenalin.com/Adrenalin/</text:a></text:p>
      <text:p text:style-name="P5">Password : <text:a xlink:type="simple" xlink:href="mailto:Sonyraghu@16" text:style-name="Internet_20_link" text:visited-style-name="Visited_20_Internet_20_Link">Sonyraghu@16</text:a></text:p>
      <text:p text:style-name="P5"/>
      <text:p text:style-name="P5"><text:a xlink:type="simple" xlink:href="https://maritime.compassites.net/web/login" text:style-name="Internet_20_link" text:visited-style-name="Visited_20_Internet_20_Link">https://maritime.compassites.net/web/login</text:a></text:p>
      <text:p text:style-name="P5">Password : password</text:p>
      <text:p text:style-name="P5"/>
      <text:p text:style-name="P6"><text:a xlink:type="simple" xlink:href="https://compassitesinc.greythr.com/login.do" text:style-name="Internet_20_link" text:visited-style-name="Visited_20_Internet_20_Link">https://compassitesinc.greythr.com/login.do</text:a></text:p>
      <text:p text:style-name="P6">Password : <text:a xlink:type="simple" xlink:href="mailto:sonyraghu@16" text:style-name="Internet_20_link" text:visited-style-name="Visited_20_Internet_20_Link">sonyraghu@16</text:a></text:p>
      <text:p text:style-name="P6"/>
      <text:p text:style-name="P6"><text:a xlink:type="simple" xlink:href="https://passbook.epfindia.gov.in/MemberPassBook/Login" text:style-name="Internet_20_link" text:visited-style-name="Visited_20_Internet_20_Link">https://passbook.epfindia.gov.in/MemberPassBook/Login</text:a></text:p>
      <text:p text:style-name="P34"><text:span text:style-name="T11">UAN (</text:span>User name<text:span text:style-name="T11">) </text:span>:101380904459</text:p>
      <text:p text:style-name="P34">psw : <text:a xlink:type="simple" xlink:href="mailto:sonyraghu@16" text:style-name="Internet_20_link" text:visited-style-name="Visited_20_Internet_20_Link">sonyraghu@16</text:a></text:p>
      <text:p text:style-name="P34"/>
      <text:p text:style-name="P11">Compassites-sports (wp)</text:p>
      <text:p text:style-name="P10"/>
      <text:p text:style-name="P10">url : compass-sports.test</text:p>
      <text:p text:style-name="P10">username : compass-sports</text:p>
      <text:p text:style-name="P10">password : <text:a xlink:type="simple" xlink:href="mailto:compass-sports@123" text:style-name="Internet_20_link" text:visited-style-name="Visited_20_Internet_20_Link">compass-sports@123</text:a></text:p>
      <text:p text:style-name="P10"/>
      <text:p text:style-name="P14">compassites sports (swiss)</text:p>
      <text:p text:style-name="P18">url : https://www.compassitessports.com/wp-admin/</text:p>
      <text:p text:style-name="P19"><text:span text:style-name="T8">username : </text:span><text:span text:style-name="T9">krisztina</text:span></text:p>
      <text:p text:style-name="P18">psw : <text:span text:style-name="T10">YK*@W^Aq6^PQ0G4ny$$wV7&amp;e</text:span></text:p>
      <text:p text:style-name="Text_20_body"/>
      <text:p text:style-name="P26">Compass sports(IND)</text:p>
      <text:p text:style-name="P28">ssh <text:a xlink:type="simple" xlink:href="mailto:vaishnavi@34.247.31.227" text:style-name="Internet_20_link" text:visited-style-name="Visited_20_Internet_20_Link">vaishnavi@34.247.31.227</text:a></text:p>
      <text:p text:style-name="P28">/var/www/gm360sports/wp-content/themes/studiox-child/</text:p>
      <text:p text:style-name="P28">url : <text:a xlink:type="simple" xlink:href="http://www.gm360sports.com/wp-admin/" text:style-name="Internet_20_link" text:visited-style-name="Visited_20_Internet_20_Link">http://www.gm360sports.com/wp-admin/</text:a></text:p>
      <text:p text:style-name="P28">Username : compass-sports</text:p>
      <text:p text:style-name="P28">Password : <text:s/>rTdpPTv0i9siMjLy</text:p>
      <text:p text:style-name="P28"/>
      <text:p text:style-name="P27">Edufront (Local)</text:p>
      <text:p text:style-name="P29">Url : http://edufront.test/wp-admin/</text:p>
      <text:p text:style-name="P29">Username: Edufront</text:p>
      <text:p text:style-name="P29"><text:soft-page-break/>Password : <text:a xlink:type="simple" xlink:href="mailto:Edufront@123" text:style-name="Internet_20_link" text:visited-style-name="Visited_20_Internet_20_Link">Edufront@123</text:a></text:p>
      <text:p text:style-name="P31"><text:span text:style-name="T5">Url : </text:span><text:a xlink:type="simple" xlink:href="https://www.getedufront.com/" text:style-name="Internet_20_link" text:visited-style-name="Visited_20_Internet_20_Link">https://www.getedufront.com/</text:a></text:p>
      <text:p text:style-name="P30">Username: Edufront</text:p>
      <text:p text:style-name="P30">Password : <text:a xlink:type="simple" xlink:href="mailto:Edufront@123" text:style-name="Internet_20_link" text:visited-style-name="Visited_20_Internet_20_Link">Edufront@123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, serif, EmojiFont"/>
    <style:font-face style:name="Calibri" svg:font-family="Calibri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5T14:39:34.844953682</meta:creation-date>
    <dc:date>2019-09-18T14:45:16.898240950</dc:date>
    <meta:editing-duration>P3DT1H41M35S</meta:editing-duration>
    <meta:editing-cycles>26</meta:editing-cycles>
    <meta:generator>LibreOffice/5.1.6.2$Linux_X86_64 LibreOffice_project/10m0$Build-2</meta:generator>
    <meta:document-statistic meta:table-count="0" meta:image-count="0" meta:object-count="0" meta:page-count="3" meta:paragraph-count="74" meta:word-count="212" meta:character-count="2256" meta:non-whitespace-character-count="2109"/>
  </office:meta>
</office:document-meta>
</file>